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FilterTest2.test_befor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foreFilterTest2.writeBefor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ilterTest2.test_beforeFilt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